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1b7e23" officeooo:paragraph-rsid="001b7e23"/>
    </style:style>
    <style:style style:name="P2" style:family="paragraph" style:parent-style-name="Standard">
      <style:paragraph-properties fo:line-height="150%"/>
      <style:text-properties style:font-name="Times New Roman" officeooo:rsid="001d123f" officeooo:paragraph-rsid="0020bb5c"/>
    </style:style>
    <style:style style:name="P3" style:family="paragraph" style:parent-style-name="Standard">
      <style:paragraph-properties fo:line-height="150%"/>
      <style:text-properties style:font-name="Times New Roman" officeooo:rsid="002448d2" officeooo:paragraph-rsid="002448d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2448d2" officeooo:paragraph-rsid="002448d2"/>
    </style:style>
    <style:style style:name="P5" style:family="paragraph" style:parent-style-name="Standard">
      <style:paragraph-properties fo:line-height="150%"/>
      <style:text-properties style:font-name="Times New Roman" officeooo:rsid="002447d8" officeooo:paragraph-rsid="002448d2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officeooo:rsid="003aa38a" officeooo:paragraph-rsid="003b2115"/>
    </style:style>
    <style:style style:name="P7" style:family="paragraph" style:parent-style-name="Text_20_body" style:list-style-name="L1">
      <style:paragraph-properties fo:line-height="150%"/>
      <style:text-properties style:font-name="Times New Roman" officeooo:rsid="0029b851" officeooo:paragraph-rsid="0029b851"/>
    </style:style>
    <style:style style:name="P8" style:family="paragraph" style:parent-style-name="Text_20_body" style:list-style-name="L1">
      <style:paragraph-properties fo:line-height="150%"/>
      <style:text-properties style:font-name="Times New Roman" officeooo:rsid="002a10df" officeooo:paragraph-rsid="002a10df"/>
    </style:style>
    <style:style style:name="P9" style:family="paragraph" style:parent-style-name="Text_20_body">
      <style:paragraph-properties fo:line-height="150%"/>
      <style:text-properties style:font-name="Times New Roman"/>
    </style:style>
    <style:style style:name="P10" style:family="paragraph" style:parent-style-name="Text_20_body" style:list-style-name="L1">
      <style:paragraph-properties fo:line-height="150%"/>
      <style:text-properties style:font-name="Times New Roman"/>
    </style:style>
    <style:style style:name="P11" style:family="paragraph" style:parent-style-name="Text_20_body" style:list-style-name="L1">
      <style:paragraph-properties fo:line-height="150%"/>
      <style:text-properties style:font-name="Times New Roman" officeooo:rsid="00321d31" officeooo:paragraph-rsid="00321d31"/>
    </style:style>
    <style:style style:name="P12" style:family="paragraph" style:parent-style-name="Text_20_body" style:list-style-name="L1">
      <style:paragraph-properties fo:line-height="150%"/>
      <style:text-properties style:font-name="Times New Roman" officeooo:rsid="0033dc02" officeooo:paragraph-rsid="0033dc02"/>
    </style:style>
    <style:style style:name="P13" style:family="paragraph" style:parent-style-name="Text_20_body" style:list-style-name="L1">
      <style:paragraph-properties fo:line-height="150%"/>
      <style:text-properties style:font-name="Times New Roman" officeooo:rsid="00340d1b" officeooo:paragraph-rsid="00340d1b"/>
    </style:style>
    <style:style style:name="P14" style:family="paragraph" style:parent-style-name="Text_20_body" style:list-style-name="L1">
      <style:paragraph-properties fo:line-height="150%"/>
      <style:text-properties style:font-name="Times New Roman" officeooo:rsid="00349587" officeooo:paragraph-rsid="00349587"/>
    </style:style>
    <style:style style:name="P15" style:family="paragraph" style:parent-style-name="Text_20_body">
      <style:paragraph-properties fo:line-height="150%"/>
      <style:text-properties style:font-name="Times New Roman" officeooo:rsid="00349587" officeooo:paragraph-rsid="00349587"/>
    </style:style>
    <style:style style:name="P16" style:family="paragraph" style:parent-style-name="Text_20_body" style:list-style-name="L1">
      <style:paragraph-properties fo:line-height="150%"/>
      <style:text-properties style:font-name="Times New Roman" officeooo:rsid="00355c81" officeooo:paragraph-rsid="00355c81"/>
    </style:style>
    <style:style style:name="P17" style:family="paragraph" style:parent-style-name="Text_20_body" style:list-style-name="L1">
      <style:paragraph-properties fo:line-height="150%"/>
      <style:text-properties style:font-name="Times New Roman" officeooo:rsid="0035b09e" officeooo:paragraph-rsid="0035b09e"/>
    </style:style>
    <style:style style:name="P18" style:family="paragraph" style:parent-style-name="Text_20_body" style:list-style-name="L1">
      <style:paragraph-properties fo:line-height="150%"/>
      <style:text-properties style:font-name="Times New Roman" officeooo:rsid="0035cde4" officeooo:paragraph-rsid="0035cde4"/>
    </style:style>
    <style:style style:name="P19" style:family="paragraph" style:parent-style-name="Text_20_body" style:list-style-name="L1">
      <style:paragraph-properties fo:line-height="150%"/>
      <style:text-properties style:font-name="Times New Roman" officeooo:rsid="003740f2" officeooo:paragraph-rsid="003740f2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3">
      <style:paragraph-properties fo:line-height="150%"/>
      <style:text-properties officeooo:paragraph-rsid="002c007e"/>
    </style:style>
    <style:style style:name="P22" style:family="paragraph" style:parent-style-name="Text_20_body" style:list-style-name="L3">
      <style:paragraph-properties fo:line-height="150%"/>
      <style:text-properties officeooo:paragraph-rsid="002dd9a8"/>
    </style:style>
    <style:style style:name="P23" style:family="paragraph" style:parent-style-name="Text_20_body">
      <style:paragraph-properties fo:line-height="150%"/>
      <style:text-properties officeooo:paragraph-rsid="003740f2"/>
    </style:style>
    <style:style style:name="P24" style:family="paragraph" style:parent-style-name="Text_20_body" style:list-style-name="L3">
      <style:paragraph-properties fo:line-height="150%"/>
      <style:text-properties officeooo:rsid="002c007e" officeooo:paragraph-rsid="002c007e"/>
    </style:style>
    <style:style style:name="P25" style:family="paragraph" style:parent-style-name="Text_20_body" style:list-style-name="L3">
      <style:paragraph-properties fo:line-height="150%"/>
      <style:text-properties officeooo:rsid="002dd9a8" officeooo:paragraph-rsid="002dd9a8"/>
    </style:style>
    <style:style style:name="P26" style:family="paragraph" style:parent-style-name="Text_20_body" style:list-style-name="L3">
      <style:paragraph-properties fo:line-height="150%"/>
      <style:text-properties officeooo:rsid="002fa901" officeooo:paragraph-rsid="002fa901"/>
    </style:style>
    <style:style style:name="P27" style:family="paragraph" style:parent-style-name="Text_20_body" style:list-style-name="L3">
      <style:paragraph-properties fo:line-height="150%"/>
      <style:text-properties officeooo:rsid="0030127d" officeooo:paragraph-rsid="0030127d"/>
    </style:style>
    <style:style style:name="P28" style:family="paragraph" style:parent-style-name="Heading_20_3">
      <style:paragraph-properties fo:line-height="150%"/>
      <style:text-properties style:font-name="Times New Roman"/>
    </style:style>
    <style:style style:name="P29" style:family="paragraph" style:parent-style-name="Heading_20_2">
      <style:paragraph-properties fo:line-height="150%"/>
      <style:text-properties style:font-name="Times New Roman"/>
    </style:style>
    <style:style style:name="P30" style:family="paragraph" style:parent-style-name="Subtitle">
      <style:paragraph-properties fo:line-height="150%" fo:text-align="start" style:justify-single-word="false"/>
      <style:text-properties style:font-name="Times New Roman" fo:font-size="13pt" style:font-size-asian="13pt" style:font-size-complex="13pt"/>
    </style:style>
    <style:style style:name="P31" style:family="paragraph" style:parent-style-name="Subtitle">
      <style:paragraph-properties fo:line-height="150%"/>
      <style:text-properties style:font-name="Times New Roman"/>
    </style:style>
    <style:style style:name="T1" style:family="text">
      <style:text-properties officeooo:rsid="001ef9a3"/>
    </style:style>
    <style:style style:name="T2" style:family="text">
      <style:text-properties officeooo:rsid="002a10df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20a25c"/>
    </style:style>
    <style:style style:name="T5" style:family="text">
      <style:text-properties style:font-name="Times New Roman" officeooo:rsid="002d3686"/>
    </style:style>
    <style:style style:name="T6" style:family="text">
      <style:text-properties style:font-name="Times New Roman" officeooo:rsid="002dd9a8"/>
    </style:style>
    <style:style style:name="T7" style:family="text">
      <style:text-properties style:font-name="Times New Roman" officeooo:rsid="003740f2"/>
    </style:style>
    <style:style style:name="T8" style:family="text">
      <style:text-properties officeooo:rsid="00340d1b"/>
    </style:style>
    <style:style style:name="T9" style:family="text">
      <style:text-properties officeooo:rsid="0034bf73"/>
    </style:style>
    <style:style style:name="T10" style:family="text">
      <style:text-properties officeooo:rsid="00355c81"/>
    </style:style>
    <style:style style:name="T11" style:family="text">
      <style:text-properties officeooo:rsid="00358c4b"/>
    </style:style>
    <style:style style:name="T12" style:family="text">
      <style:text-properties officeooo:rsid="003740f2"/>
    </style:style>
    <style:style style:name="T13" style:family="text">
      <style:text-properties officeooo:rsid="003932b0"/>
    </style:style>
    <style:style style:name="T14" style:family="text">
      <style:text-properties officeooo:rsid="003aa3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pecyfikacja wymagań projektu </text:p>
      <text:p text:style-name="P1"/>
      <text:p text:style-name="P30">Głównym założeniem systemu jest możliwość rezerwacja wizyt u lekarza przez pacjenta. System będzie obsługiwał wyłącznie jedną placówkę szpitalną. Wynika z tego, że w aplikacji nie będzie możliwości zmiany lokalizacji szpitala. </text:p>
      <text:h text:style-name="P29" text:outline-level="2"/>
      <text:h text:style-name="P29" text:outline-level="2">Założenia: </text:h>
      <text:p text:style-name="P9">- lekarz oraz pacjent mają możliwość założenia konta w systemie,</text:p>
      <text:p text:style-name="P9">- konto zostaje potwierdzone, aktywowane przez administratora systemu,</text:p>
      <text:p text:style-name="P9">- użytkownik (doctor/pacjent) systemu ma możliwość edycji danych osobowych,</text:p>
      <text:p text:style-name="P9">- użytkownik (doctor) <text:span text:style-name="T1">ma możliwość potwierdzania wizyt oraz ich odrzucania</text:span></text:p>
      <text:p text:style-name="P9">- <text:span text:style-name="T1">plan pracy lekarza jest generowany automatycznie bądź definiowany przez doctora</text:span></text:p>
      <text:p text:style-name="P9">- <text:span text:style-name="T1">podział lekarzy ze względu na specjalizacje</text:span></text:p>
      <text:p text:style-name="P9">- <text:span text:style-name="T1">możliwość wysłania e-maila do lekarza przez pacjenta</text:span></text:p>
      <text:p text:style-name="P2"/>
      <text:h text:style-name="P29" text:outline-level="2">Technologie: </text:h>
      <text:list xml:id="list9146089649830106909" text:style-name="L3">
        <text:list-item>
          <text:p text:style-name="P20"><text:span text:style-name="T3">Back-end : Asp.Net MVC 5 / Web API ,</text:span></text:p>
        </text:list-item>
        <text:list-item>
          <text:p text:style-name="P20"><text:span text:style-name="T4">Microservices – Angular 1.6 JS ,</text:span></text:p>
        </text:list-item>
        <text:list-item>
          <text:p text:style-name="P21"><text:span text:style-name="T4">Baza danych : EF 6 Model First, </text:span><text:span text:style-name="T5">MS SQL</text:span><text:span text:style-name="T4"> ,</text:span></text:p>
        </text:list-item>
        <text:list-item>
          <text:p text:style-name="P21"><text:span text:style-name="T4">Hosting: Azure : </text:span><text:a xlink:type="simple" xlink:href="http://inzynieriainternetowa.azurewebsites.net/" text:style-name="Internet_20_link" text:visited-style-name="Visited_20_Internet_20_Link"><text:span text:style-name="T4">http://inzynieriainternetowa.azurewebsites.net/</text:span></text:a><text:span text:style-name="T4"> ,</text:span></text:p>
          <text:list>
            <text:list-item>
              <text:p text:style-name="P24"><text:span text:style-name="T4">B</text:span><text:span text:style-name="T3">rak certyfikatu SSL,</text:span></text:p>
            </text:list-item>
            <text:list-item>
              <text:p text:style-name="P25"><text:span text:style-name="T3">Brak kosztów hostingu, darmowy plan hostingu,</text:span></text:p>
            </text:list-item>
            <text:list-item>
              <text:p text:style-name="P22"><text:span text:style-name="T6">Baza danych – pierwszy plan hostingu – elastic pool</text:span></text:p>
            </text:list-item>
          </text:list>
        </text:list-item>
        <text:list-item>
          <text:p text:style-name="P26"><text:span text:style-name="T3">Autoryzacja użytkowników: Asp.Net Identity, </text:span></text:p>
        </text:list-item>
        <text:list-item>
          <text:p text:style-name="P27"><text:span text:style-name="T3">Front-End: HTML5, Sass, Bootstrap 3, Blur Admin</text:span></text:p>
        </text:list-item>
      </text:list>
      <text:h text:style-name="P29" text:outline-level="2"><text:soft-page-break/>Budżet projektu: </text:h>
      <text:h text:style-name="P28" text:outline-level="3">Założenia: </text:h>
      <text:list xml:id="list8715107823884535436" text:style-name="L1">
        <text:list-item>
          <text:list>
            <text:list-item>
              <text:p text:style-name="P10">stawka za godzinę pracy programisty : <text:s/>50 PLN / h</text:p>
            </text:list-item>
            <text:list-item>
              <text:p text:style-name="P7">stawka za godzinę pracy programisty : += 50 zł / h</text:p>
            </text:list-item>
            <text:list-item>
              <text:p text:style-name="P7">pracę menadżera → przejmie programista → godzina pracy będzie dodatkowo płatna wartości pracy menadżera </text:p>
            </text:list-item>
            <text:list-item>
              <text:p text:style-name="P7">zaimplementowane test zostaną przez programistów → testy nie będą <text:span text:style-name="T2">wyczerpywać</text:span> wszystkich warunków brzegowych</text:p>
              <text:p text:style-name="P8"/>
            </text:list-item>
          </text:list>
        </text:list-item>
      </text:list>
      <text:h text:style-name="P28" text:outline-level="3"><text:span text:style-name="T9">K</text:span>oszty </text:h>
      <text:list xml:id="list130004106611910" text:continue-numbering="true" text:style-name="L1">
        <text:list-item>
          <text:list>
            <text:list-item>
              <text:p text:style-name="P11">Dostosowanie grafik + implementacja kodu html + stylizowanie → 24 h, </text:p>
            </text:list-item>
            <text:list-item>
              <text:p text:style-name="P11">Code review dla html + css → 8h, </text:p>
            </text:list-item>
            <text:list-item>
              <text:p text:style-name="P12">Implementacja aplikacji <text:span text:style-name="T8">front-end</text:span> → <text:span text:style-name="T8">120</text:span>h ( CR wliczone ),</text:p>
            </text:list-item>
            <text:list-item>
              <text:p text:style-name="P13">Implementacja aplikacji back-end → 80h (CR wliczone ),</text:p>
            </text:list-item>
            <text:list-item>
              <text:p text:style-name="P14">Specyfikowanie wymagań projektu + modelowanie aplikacji → <text:span text:style-name="T10">15</text:span>h </text:p>
            </text:list-item>
          </text:list>
        </text:list-item>
      </text:list>
      <text:p text:style-name="P15"/>
      <text:h text:style-name="P28" text:outline-level="3">Bilans całkowity </text:h>
      <text:list xml:id="list130002354585009" text:continue-numbering="true" text:style-name="L1">
        <text:list-item>
          <text:list>
            <text:list-item>
              <text:p text:style-name="P16">Koszty całkowite <text:span text:style-name="T11">planowane</text:span>→ 13 000 PLN</text:p>
            </text:list-item>
            <text:list-item>
              <text:p text:style-name="P17">Koszt wynikowy → </text:p>
              <text:list>
                <text:list-item>
                  <text:p text:style-name="P18">aplikacja <text:span text:style-name="T12">front-end</text:span> ~ 3 tygodnie pracy → 120 h → estymacja początkowa + godziny na dodatkowe poprawki</text:p>
                </text:list-item>
                <text:list-item>
                  <text:p text:style-name="P19">aplikacja back-end ~ <text:tab/>4 tygodnie pracy → praca 2 programistów → koszty przewyższyły początkowe szacunki</text:p>
                </text:list-item>
              </text:list>
            </text:list-item>
          </text:list>
        </text:list-item>
      </text:list>
      <text:p text:style-name="P23"><text:span text:style-name="T7"/></text:p>
      <text:p text:style-name="P23"><text:span text:style-name="T7"/></text:p>
      <text:h text:style-name="Heading_20_3" text:outline-level="3"><text:soft-page-break/><text:span text:style-name="T7">P</text:span><text:span text:style-name="T3">odsumowanie</text:span></text:h>
      <text:p text:style-name="P3"><text:tab/></text:p>
      <text:p text:style-name="P4"><text:tab/><text:span text:style-name="T13">Wykonanie przedstawionej aplikacji zostało pierwotnie estymowane dla zbyt małej ilości godzin. Wynikało to z faktu, iż procesem estymacji zajmował się programista, który implementował owe rozwiązanie pierwszy raz. Implementacja funkcjonalności okazała się dla programistów zbyt zaawansowana, aby wykonać ją dla początkowych założeń. Ponadto fakt, iż jeden z programistów opuścił projekt, ograniczyło w znaczny sposób szybką implementacji jego funkcjonalności ze względu iż, posiadał on duże doświadczenie w danej technologi.</text:span></text:p>
      <text:p text:style-name="P4"><text:tab/><text:span text:style-name="T13">Dostarczona aplikacja spełnia wszystkie początkowe wymagania systemu. Aplikacja jest skalowana oraz jest dobrą podstawą do dalszych implementacji dodatkowych funkcjonalności. Podział aplikacji na modułowość, pozwala również na implementacji cześć back-end bądź front-end w innych technologiach. </text:span></text:p>
      <text:p text:style-name="P5"/>
      <text:p text:style-name="P5"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Michał Cieśla, Sebastian Jakubik</text:p>
      <text:p text:style-name="P6">Wrocław, 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20%" style:page-number="auto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8:59:50.020000000</meta:creation-date>
    <dc:date>2017-06-10T13:00:01.849000000</dc:date>
    <meta:editing-duration>PT2H28M58S</meta:editing-duration>
    <meta:editing-cycles>36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45" meta:word-count="424" meta:character-count="2936" meta:non-whitespace-character-count="2544"/>
  </office:meta>
</office:document-meta>
</file>